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D2FABDB702FE01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4cm, 3.39cm, 11.695cm, 7.31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1cm" svg:height="23.7cm" svg:x="0.892cm" svg:y="2.491cm">
          <draw:image xlink:href="Pictures/10000000000005E8000007E0BD2FABDB702FE01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3:01.511970351</dc:date>
    <meta:editing-duration>PT3M32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